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4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342cm" fo:break-before="auto" style:use-optimal-row-height="true"/>
    </style:style>
    <style:style style:name="ro3" style:family="table-row">
      <style:table-row-properties style:row-height="0.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</style:style>
    <style:style style:name="ce2" style:family="table-cell" style:parent-style-name="Default">
      <style:table-cell-properties style:text-align-source="fix" style:repeat-content="false" fo:wrap-option="wrap" fo:padding="0.101c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2cm solid #000000" fo:padding="0.101cm"/>
      <style:paragraph-properties fo:text-align="end" fo:margin-left="0cm"/>
    </style:style>
    <style:style style:name="ce6" style:family="table-cell" style:parent-style-name="Default">
      <style:table-cell-properties fo:background-color="#00ae00" style:text-align-source="fix" style:repeat-content="false" fo:border="0.002cm solid #000000" fo:padding="0.101cm"/>
      <style:paragraph-properties fo:text-align="end" fo:margin-left="0cm"/>
    </style:style>
    <style:style style:name="ce7" style:family="table-cell" style:parent-style-name="Default">
      <style:table-cell-properties fo:padding="0.152cm"/>
    </style:style>
    <style:style style:name="ce8" style:family="table-cell" style:parent-style-name="Default">
      <style:table-cell-properties fo:background-color="#00dcff" style:text-align-source="fix" style:repeat-content="false" fo:border="0.002cm solid #000000" fo:padding="0.101cm"/>
      <style:paragraph-properties fo:text-align="end" fo:margin-left="0cm"/>
    </style:style>
    <style:style style:name="ce9" style:family="table-cell" style:parent-style-name="Default">
      <style:table-cell-properties fo:background-color="#00ae00" fo:border="0.002cm solid #000000" fo:padding="0.101cm"/>
    </style:style>
    <style:style style:name="ce10" style:family="table-cell" style:parent-style-name="Default">
      <style:table-cell-properties fo:background-color="#ff6633" style:text-align-source="fix" style:repeat-content="false" fo:border="0.002cm solid #000000" fo:padding="0.101cm"/>
      <style:paragraph-properties fo:text-align="end" fo:margin-left="0cm"/>
    </style:style>
    <style:style style:name="ce11" style:family="table-cell" style:parent-style-name="Default">
      <style:table-cell-properties fo:background-color="#00ae00"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padding="0.152cm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02cm solid #000000" fo:padding="0.101cm"/>
      <style:paragraph-properties fo:text-align="end" fo:margin-left="0cm"/>
    </style:style>
    <style:style style:name="ce15" style:family="table-cell" style:parent-style-name="Default" style:data-style-name="N107">
      <style:table-cell-properties fo:background-color="#cccccc" fo:border="0.002cm solid #000000" fo:padding="0.101cm"/>
    </style:style>
    <style:style style:name="ce16" style:family="table-cell" style:parent-style-name="Default">
      <style:table-cell-properties style:text-align-source="fix" style:repeat-content="false" fo:padding="0.101cm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padding="0.152cm"/>
      <style:paragraph-properties fo:text-align="end" fo:margin-left="0cm"/>
    </style:style>
    <style:style style:name="ce18" style:family="table-cell" style:parent-style-name="Default" style:data-style-name="N107">
      <style:table-cell-properties fo:padding="0.101cm"/>
    </style:style>
    <style:style style:name="ce19" style:family="table-cell" style:parent-style-name="Default" style:data-style-name="N107">
      <style:table-cell-properties fo:background-color="#cccccc"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cccccc" style:text-align-source="fix" style:repeat-content="false" fo:border="0.002cm solid #000000" fo:padding="0.101cm"/>
      <style:paragraph-properties fo:text-align="end" fo:margin-left="0cm"/>
    </style:style>
    <style:style style:name="ce21" style:family="table-cell" style:parent-style-name="Default" style:data-style-name="N107">
      <style:table-cell-properties fo:padding="0.152cm"/>
    </style:style>
    <style:style style:name="ce22" style:family="table-cell" style:parent-style-name="Default">
      <style:table-cell-properties style:text-align-source="fix" style:repeat-content="false" fo:wrap-option="wrap" fo:border="0.002cm solid #000000" fo:padding="0.101cm"/>
      <style:paragraph-properties fo:text-align="center" fo:margin-left="0cm"/>
      <style:text-properties fo:font-weight="bold"/>
    </style:style>
    <style:style style:name="ce23" style:family="table-cell" style:parent-style-name="Default" style:data-style-name="N107">
      <style:table-cell-properties fo:border="0.002cm solid #000000" fo:padding="0.101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8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B Experiment" table:style-name="ta1" table:print-ranges="'PB Experiment'.A2:'PB Experiment'.W1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2" table:number-columns-repeated="8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7"/>
        <table:table-column table:style-name="co5" table:default-cell-style-name="ce21"/>
        <table:table-column table:style-name="co2" table:default-cell-style-name="Default"/>
        <table:table-column table:style-name="co6" table:default-cell-style-name="Default"/>
        <table:table-column table:style-name="co2" table:default-cell-style-name="ce24"/>
        <table:table-column table:style-name="co5" table:default-cell-style-name="ce24"/>
        <table:table-column table:style-name="co2" table:number-columns-repeated="1001" table:default-cell-style-name="Default"/>
        <table:table-row table:style-name="ro1">
          <table:table-cell table:style-name="ce1" table:number-columns-repeated="15"/>
          <table:table-cell table:style-name="ce3"/>
          <table:table-cell table:style-name="ce1"/>
          <table:table-cell table:style-name="ce16"/>
          <table:table-cell table:style-name="ce18"/>
          <table:table-cell table:style-name="ce1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4" office:value-type="string">
            <text:p>Subjects</text:p>
          </table:table-cell>
          <table:table-cell table:style-name="ce4" office:value-type="string">
            <text:p>Roles</text:p>
          </table:table-cell>
          <table:table-cell table:style-name="ce4" office:value-type="string">
            <text:p>Role Relationships</text:p>
          </table:table-cell>
          <table:table-cell table:style-name="ce4" office:value-type="string">
            <text:p>Role Memberships (Grants)</text:p>
          </table:table-cell>
          <table:table-cell table:style-name="ce4" office:value-type="string">
            <text:p>Temporal Intervals</text:p>
          </table:table-cell>
          <table:table-cell table:style-name="ce4" office:value-type="string">
            <text:p>Interval Relationships</text:p>
          </table:table-cell>
          <table:table-cell table:style-name="ce4" office:value-type="string">
            <text:p>XML Documents</text:p>
          </table:table-cell>
          <table:table-cell table:style-name="ce4" office:value-type="string">
            <text:p>Avg. XPaths</text:p>
          </table:table-cell>
          <table:table-cell table:style-name="ce4" office:value-type="string">
            <text:p>Variable Rules</text:p>
          </table:table-cell>
          <table:table-cell table:style-name="ce4" office:value-type="string">
            <text:p>Normal Rules</text:p>
          </table:table-cell>
          <table:table-cell table:style-name="ce4" office:value-type="string">
            <text:p>Positive Body</text:p>
          </table:table-cell>
          <table:table-cell table:style-name="ce4" office:value-type="string">
            <text:p>Negative Body</text:p>
          </table:table-cell>
          <table:table-cell table:style-name="ce4" office:value-type="string">
            <text:p>Max Choices</text:p>
          </table:table-cell>
          <table:table-cell table:style-name="ce4" office:value-type="string">
            <text:p>Weight</text:p>
          </table:table-cell>
          <table:table-cell table:style-name="ce4" office:value-type="string">
            <text:p>|pb|</text:p>
          </table:table-cell>
          <table:table-cell table:style-name="ce13" office:value-type="string">
            <text:p>Grounding (ms)</text:p>
          </table:table-cell>
          <table:table-cell table:style-name="ce13" office:value-type="string">
            <text:p>|pb'|</text:p>
          </table:table-cell>
          <table:table-cell table:style-name="ce19" office:value-type="string">
            <text:p>Computation (ms)</text:p>
          </table:table-cell>
          <table:table-cell table:style-name="ce22" office:value-type="string">
            <text:p>Grounding (seconds)</text:p>
          </table:table-cell>
          <table:table-cell table:style-name="ce22" office:value-type="string">
            <text:p>Computation (seconds)</text:p>
          </table:table-cell>
          <table:table-cell table:style-name="ce22" office:value-type="string">
            <text:p>Ground File Size (mb)</text:p>
          </table:table-cell>
          <table:table-cell table:style-name="ce22" office:value-type="string">
            <text:p>Answerset File Size (kb)</text:p>
          </table:table-cell>
          <table:table-cell table:style-name="ce27" table:number-columns-repeated="999"/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~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table:formula="of:=[.B3]+[.C3]+[.D3]+[.E3]+[.F3]+[.G3]+[.H3]+[.J3]+[.K3]" office:value-type="float" office:value="62">
            <text:p>62</text:p>
          </table:table-cell>
          <table:table-cell table:style-name="ce14" office:value-type="float" office:value="20.709">
            <text:p>20.709</text:p>
          </table:table-cell>
          <table:table-cell table:style-name="ce14" office:value-type="float" office:value="205">
            <text:p>205</text:p>
          </table:table-cell>
          <table:table-cell table:style-name="ce20" office:value-type="float" office:value="2.404">
            <text:p>2.404</text:p>
          </table:table-cell>
          <table:table-cell table:style-name="ce23" table:formula="of:=[.Q3]/1000" office:value-type="float" office:value="0.020709">
            <text:p>0.021</text:p>
          </table:table-cell>
          <table:table-cell table:style-name="ce23" table:formula="of:=[.S3]/1000" office:value-type="float" office:value="0.002404">
            <text:p>0.002</text:p>
          </table:table-cell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~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table:formula="of:=[.B4]+[.C4]+[.D4]+[.E4]+[.F4]+[.G4]+[.H4]+[.J4]+[.K4]" office:value-type="float" office:value="66">
            <text:p>66</text:p>
          </table:table-cell>
          <table:table-cell table:style-name="ce14" office:value-type="float" office:value="26.581">
            <text:p>26.581</text:p>
          </table:table-cell>
          <table:table-cell table:style-name="ce14" office:value-type="float" office:value="1239">
            <text:p>1239</text:p>
          </table:table-cell>
          <table:table-cell table:style-name="ce20" office:value-type="float" office:value="4.357">
            <text:p>4.357</text:p>
          </table:table-cell>
          <table:table-cell table:style-name="ce23" table:formula="of:=[.Q4]/1000" office:value-type="float" office:value="0.026581">
            <text:p>0.027</text:p>
          </table:table-cell>
          <table:table-cell table:style-name="ce23" table:formula="of:=[.S4]/1000" office:value-type="float" office:value="0.004357">
            <text:p>0.004</text:p>
          </table:table-cell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~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none</text:p>
          </table:table-cell>
          <table:table-cell table:style-name="ce6" table:formula="of:=[.B5]+[.C5]+[.D5]+[.E5]+[.F5]+[.G5]+[.H5]+[.J5]+[.K5]" office:value-type="float" office:value="66">
            <text:p>66</text:p>
          </table:table-cell>
          <table:table-cell table:style-name="ce14" office:value-type="float" office:value="38.578">
            <text:p>38.578</text:p>
          </table:table-cell>
          <table:table-cell table:style-name="ce14" office:value-type="float" office:value="3824">
            <text:p>3824</text:p>
          </table:table-cell>
          <table:table-cell table:style-name="ce20" office:value-type="float" office:value="18.272">
            <text:p>18.272</text:p>
          </table:table-cell>
          <table:table-cell table:style-name="ce23" table:formula="of:=[.Q5]/1000" office:value-type="float" office:value="0.038578">
            <text:p>0.039</text:p>
          </table:table-cell>
          <table:table-cell table:style-name="ce23" table:formula="of:=[.S5]/1000" office:value-type="float" office:value="0.018272">
            <text:p>0.018</text:p>
          </table:table-cell>
          <table:table-cell table:style-name="ce26" table:number-columns-repeated="2"/>
          <table:table-cell table:style-name="ce28" table:number-columns-repeated="100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~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2 of 4</text:p>
          </table:table-cell>
          <table:table-cell table:style-name="ce6" table:formula="of:=[.B6]+[.C6]+[.D6]+[.E6]+[.F6]+[.G6]+[.H6]+[.J6]+[.K6]" office:value-type="float" office:value="66">
            <text:p>66</text:p>
          </table:table-cell>
          <table:table-cell table:style-name="ce14" office:value-type="float" office:value="38.825">
            <text:p>38.825</text:p>
          </table:table-cell>
          <table:table-cell table:style-name="ce14" office:value-type="float" office:value="3363">
            <text:p>3363</text:p>
          </table:table-cell>
          <table:table-cell table:style-name="ce20" office:value-type="float" office:value="15.293">
            <text:p>15.293</text:p>
          </table:table-cell>
          <table:table-cell table:style-name="ce23" table:formula="of:=[.Q6]/1000" office:value-type="float" office:value="0.038825">
            <text:p>0.039</text:p>
          </table:table-cell>
          <table:table-cell table:style-name="ce23" table:formula="of:=[.S6]/1000" office:value-type="float" office:value="0.015293">
            <text:p>0.015</text:p>
          </table:table-cell>
          <table:table-cell table:style-name="ce26" table:number-columns-repeated="2"/>
          <table:table-cell table:style-name="ce28" table:number-columns-repeated="100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1~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table:formula="of:=[.B7]+[.C7]+[.D7]+[.E7]+[.F7]+[.G7]+[.H7]+[.J7]+[.K7]" office:value-type="float" office:value="124">
            <text:p>124</text:p>
          </table:table-cell>
          <table:table-cell table:style-name="ce14" office:value-type="float" office:value="98.538">
            <text:p>98.538</text:p>
          </table:table-cell>
          <table:table-cell table:style-name="ce14" office:value-type="float" office:value="447">
            <text:p>447</text:p>
          </table:table-cell>
          <table:table-cell table:style-name="ce20" office:value-type="float" office:value="2.701">
            <text:p>2.701</text:p>
          </table:table-cell>
          <table:table-cell table:style-name="ce23" table:formula="of:=[.Q7]/1000" office:value-type="float" office:value="0.098538">
            <text:p>0.099</text:p>
          </table:table-cell>
          <table:table-cell table:style-name="ce23" table:formula="of:=[.S7]/1000" office:value-type="float" office:value="0.002701">
            <text:p>0.003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1~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table:formula="of:=[.B8]+[.C8]+[.D8]+[.E8]+[.F8]+[.G8]+[.H8]+[.J8]+[.K8]" office:value-type="float" office:value="144">
            <text:p>144</text:p>
          </table:table-cell>
          <table:table-cell table:style-name="ce14" office:value-type="float" office:value="135.171">
            <text:p>135.171</text:p>
          </table:table-cell>
          <table:table-cell table:style-name="ce14" office:value-type="float" office:value="8537">
            <text:p>8537</text:p>
          </table:table-cell>
          <table:table-cell table:style-name="ce20" office:value-type="float" office:value="14.717">
            <text:p>14.717</text:p>
          </table:table-cell>
          <table:table-cell table:style-name="ce23" table:formula="of:=[.Q8]/1000" office:value-type="float" office:value="0.135171">
            <text:p>0.135</text:p>
          </table:table-cell>
          <table:table-cell table:style-name="ce23" table:formula="of:=[.S8]/1000" office:value-type="float" office:value="0.014717">
            <text:p>0.015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1~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none</text:p>
          </table:table-cell>
          <table:table-cell table:style-name="ce6" table:formula="of:=[.B9]+[.C9]+[.D9]+[.E9]+[.F9]+[.G9]+[.H9]+[.J9]+[.K9]" office:value-type="float" office:value="144">
            <text:p>144</text:p>
          </table:table-cell>
          <table:table-cell table:style-name="ce14" office:value-type="float" office:value="196.294">
            <text:p>196.294</text:p>
          </table:table-cell>
          <table:table-cell table:style-name="ce14" office:value-type="float" office:value="23112">
            <text:p>23112</text:p>
          </table:table-cell>
          <table:table-cell table:style-name="ce20" office:value-type="float" office:value="57.915">
            <text:p>57.915</text:p>
          </table:table-cell>
          <table:table-cell table:style-name="ce23" table:formula="of:=[.Q9]/1000" office:value-type="float" office:value="0.196294">
            <text:p>0.196</text:p>
          </table:table-cell>
          <table:table-cell table:style-name="ce23" table:formula="of:=[.S9]/1000" office:value-type="float" office:value="0.057915">
            <text:p>0.058</text:p>
          </table:table-cell>
          <table:table-cell table:style-name="ce26" table:number-columns-repeated="2"/>
          <table:table-cell table:style-name="ce28" table:number-columns-repeated="100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1~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2 of 4</text:p>
          </table:table-cell>
          <table:table-cell table:style-name="ce6" table:formula="of:=[.B10]+[.C10]+[.D10]+[.E10]+[.F10]+[.G10]+[.H10]+[.J10]+[.K10]" office:value-type="float" office:value="144">
            <text:p>144</text:p>
          </table:table-cell>
          <table:table-cell table:style-name="ce14" office:value-type="float" office:value="206.022">
            <text:p>206.022</text:p>
          </table:table-cell>
          <table:table-cell table:style-name="ce14" office:value-type="float" office:value="24630">
            <text:p>24630</text:p>
          </table:table-cell>
          <table:table-cell table:style-name="ce20" office:value-type="float" office:value="36.252">
            <text:p>36.252</text:p>
          </table:table-cell>
          <table:table-cell table:style-name="ce23" table:formula="of:=[.Q10]/1000" office:value-type="float" office:value="0.206022">
            <text:p>0.206</text:p>
          </table:table-cell>
          <table:table-cell table:style-name="ce23" table:formula="of:=[.S10]/1000" office:value-type="float" office:value="0.036252">
            <text:p>0.036</text:p>
          </table:table-cell>
          <table:table-cell table:style-name="ce26" table:number-columns-repeated="2"/>
          <table:table-cell table:style-name="ce28" table:number-columns-repeated="100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1~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none</text:p>
          </table:table-cell>
          <table:table-cell table:style-name="ce6" table:formula="of:=[.B11]+[.C11]+[.D11]+[.E11]+[.F11]+[.G11]+([.H11]*2)+[.J11]+[.K11]" office:value-type="float" office:value="288">
            <text:p>288</text:p>
          </table:table-cell>
          <table:table-cell table:style-name="ce14" office:value-type="float" office:value="1371.494">
            <text:p>1371.494</text:p>
          </table:table-cell>
          <table:table-cell table:style-name="ce14" office:value-type="float" office:value="163805">
            <text:p>163805</text:p>
          </table:table-cell>
          <table:table-cell table:style-name="ce20" office:value-type="float" office:value="299.509">
            <text:p>299.509</text:p>
          </table:table-cell>
          <table:table-cell table:style-name="ce23" table:formula="of:=[.Q11]/1000" office:value-type="float" office:value="1.371494">
            <text:p>1.371</text:p>
          </table:table-cell>
          <table:table-cell table:style-name="ce23" table:formula="of:=[.S11]/1000" office:value-type="float" office:value="0.299509">
            <text:p>0.300</text:p>
          </table:table-cell>
          <table:table-cell table:style-name="ce26" table:number-columns-repeated="2"/>
          <table:table-cell table:style-name="ce28" table:number-columns-repeated="100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5~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none</text:p>
          </table:table-cell>
          <table:table-cell table:style-name="ce6" table:formula="of:=[.B12]+[.C12]+[.D12]+[.E12]+[.F12]+[.G12]+([.H12]*10)+[.J12]+[.K12]" office:value-type="float" office:value="540">
            <text:p>540</text:p>
          </table:table-cell>
          <table:table-cell table:style-name="ce14" office:value-type="float" office:value="15113.003">
            <text:p>15113.003</text:p>
          </table:table-cell>
          <table:table-cell table:style-name="ce14" office:value-type="float" office:value="2304403">
            <text:p>2304403</text:p>
          </table:table-cell>
          <table:table-cell table:style-name="ce20" office:value-type="float" office:value="5809.031">
            <text:p>5809.031</text:p>
          </table:table-cell>
          <table:table-cell table:style-name="ce23" table:formula="of:=[.Q12]/1000" office:value-type="float" office:value="15.113003">
            <text:p>15.113</text:p>
          </table:table-cell>
          <table:table-cell table:style-name="ce23" table:formula="of:=[.S12]/1000" office:value-type="float" office:value="5.809031">
            <text:p>5.809</text:p>
          </table:table-cell>
          <table:table-cell table:style-name="ce26" table:number-columns-repeated="2"/>
          <table:table-cell table:style-name="ce28" table:number-columns-repeated="100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1~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2 of 4</text:p>
          </table:table-cell>
          <table:table-cell table:style-name="ce6" table:formula="of:=[.B13]+[.C13]+[.D13]+[.E13]+[.F13]+[.G13]+([.H13]*5)+[.J13]+[.K13]" office:value-type="float" office:value="545">
            <text:p>545</text:p>
          </table:table-cell>
          <table:table-cell table:style-name="ce15" office:value-type="float" office:value="7321.728">
            <text:p>7321.728</text:p>
          </table:table-cell>
          <table:table-cell table:style-name="ce14" office:value-type="float" office:value="1331452">
            <text:p>1331452</text:p>
          </table:table-cell>
          <table:table-cell table:style-name="ce15" office:value-type="float" office:value="3766.489">
            <text:p>3766.489</text:p>
          </table:table-cell>
          <table:table-cell table:style-name="ce23" table:formula="of:=[.Q13]/1000" office:value-type="float" office:value="7.321728">
            <text:p>7.322</text:p>
          </table:table-cell>
          <table:table-cell table:style-name="ce23" table:formula="of:=[.S13]/1000" office:value-type="float" office:value="3.766489">
            <text:p>3.766</text:p>
          </table:table-cell>
          <table:table-cell table:style-name="ce26"/>
          <table:table-cell table:style-name="ce26"/>
          <table:table-cell table:style-name="ce28" table:number-columns-repeated="1001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1~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one</text:p>
          </table:table-cell>
          <table:table-cell table:style-name="ce6" table:formula="of:=[.B14]+[.C14]+[.D14]+[.E14]+[.F14]+[.G14]+([.H14]*5)+[.J14]+[.K14]" office:value-type="float" office:value="545">
            <text:p>545</text:p>
          </table:table-cell>
          <table:table-cell table:style-name="ce15" office:value-type="float" office:value="8737.523">
            <text:p>8737.523</text:p>
          </table:table-cell>
          <table:table-cell table:style-name="ce14" office:value-type="float" office:value="1667251">
            <text:p>1667251</text:p>
          </table:table-cell>
          <table:table-cell table:style-name="ce15" office:value-type="float" office:value="5173.16">
            <text:p>5173.160</text:p>
          </table:table-cell>
          <table:table-cell table:style-name="ce23" table:formula="of:=[.Q14]/1000" office:value-type="float" office:value="8.737523">
            <text:p>8.738</text:p>
          </table:table-cell>
          <table:table-cell table:style-name="ce23" table:formula="of:=[.S14]/1000" office:value-type="float" office:value="5.17316">
            <text:p>5.173</text:p>
          </table:table-cell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50">
            <text:p>15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0">
            <text:p>40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1~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one</text:p>
          </table:table-cell>
          <table:table-cell table:style-name="ce6" table:formula="of:=[.B15]+[.C15]+[.D15]+[.E15]+[.F15]+[.G15]+([.H15]*5)+[.J15]+[.K15]" office:value-type="float" office:value="605">
            <text:p>605</text:p>
          </table:table-cell>
          <table:table-cell table:style-name="ce15" office:value-type="float" office:value="18506.765">
            <text:p>18506.765</text:p>
          </table:table-cell>
          <table:table-cell table:style-name="ce14" office:value-type="float" office:value="2733198">
            <text:p>2733198</text:p>
          </table:table-cell>
          <table:table-cell table:style-name="ce15" office:value-type="float" office:value="7350.203">
            <text:p>7350.203</text:p>
          </table:table-cell>
          <table:table-cell table:style-name="ce23" table:formula="of:=[.Q15]/1000" office:value-type="float" office:value="18.506765">
            <text:p>18.507</text:p>
          </table:table-cell>
          <table:table-cell table:style-name="ce23" table:formula="of:=[.S15]/1000" office:value-type="float" office:value="7.350203">
            <text:p>7.350</text:p>
          </table:table-cell>
          <table:table-cell table:style-name="ce26" table:number-columns-repeated="2"/>
          <table:table-cell table:number-columns-repeated="100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" table:style-name="ta1" table:print-ranges="Graphs.A1:Graphs.P80">
        <office:forms form:automatic-focus="false" form:apply-design-mode="false"/>
        <table:table-column table:style-name="co2" table:number-columns-repeated="8" table:default-cell-style-name="Default"/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>
            <draw:frame table:end-cell-address="Graphs.O26" table:end-x="1.708cm" table:end-y="0.45cm" draw:z-index="1" draw:style-name="gr1" svg:width="15.772cm" svg:height="11.065cm" svg:x="1.743cm" svg:y="0.182cm">
              <draw:object draw:notify-on-update-of-ranges="'PB Experiment'.P2:'PB Experiment'.P2 'PB Experiment'.P6:'PB Experiment'.P12 'PB Experiment'.R2:'PB Experiment'.R2 'PB Experiment'.R6:'PB Experiment'.R12 'PB Experiment'.Q2:'PB Experiment'.Q2 'PB Experiment'.Q6:'PB Experiment'.Q12 'PB Experiment'.S2:'PB Experiment'.S2 'PB Experiment'.S6:'PB Experiment'.S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4">
          <table:table-cell>
            <draw:frame table:end-cell-address="Graphs.H27" table:end-x="0.304cm" table:end-y="0.291cm" draw:z-index="0" draw:style-name="gr1" svg:width="14.429cm" svg:height="11.008cm" svg:x="1.681cm" svg:y="0.08cm">
              <draw:object draw:notify-on-update-of-ranges="'PB Experiment'.A6:'PB Experiment'.A13 'PB Experiment'.Q2:'PB Experiment'.Q2 'PB Experiment'.Q6:'PB Experiment'.Q13 'PB Experiment'.S2:'PB Experiment'.S2 'PB Experiment'.S6:'PB Experiment'.S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4" table:number-rows-repeated="25">
          <table:table-cell table:number-columns-repeated="8"/>
        </table:table-row>
        <table:table-row table:style-name="ro4">
          <table:table-cell>
            <draw:frame table:end-cell-address="Graphs.H52" table:end-x="0.579cm" table:end-y="0.185cm" draw:z-index="2" draw:style-name="gr1" svg:width="15.42cm" svg:height="10.16cm" svg:x="0.965cm" svg:y="0.372cm">
              <draw:object draw:notify-on-update-of-ranges="'PB Experiment'.A13:'PB Experiment'.A13 'PB Experiment'.J2:'PB Experiment'.J2 'PB Experiment'.J13:'PB Experiment'.J13 'PB Experiment'.K2:'PB Experiment'.K2 'PB Experiment'.K13:'PB Experiment'.K13 'PB Experiment'.L2:'PB Experiment'.L2 'PB Experiment'.L13:'PB Experiment'.L13 'PB Experiment'.M2:'PB Experiment'.M2 'PB Experiment'.M13:'PB Experiment'.M13 'PB Experiment'.Q2:'PB Experiment'.Q2 'PB Experiment'.Q13:'PB Experiment'.Q13 'PB Experiment'.S2:'PB Experiment'.S2 'PB Experiment'.S13:'PB Experiment'.S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Graphs.P52" table:end-x="0.304cm" table:end-y="0.371cm" draw:z-index="3" draw:style-name="gr1" svg:width="16.247cm" svg:height="10.533cm" svg:x="2.122cm" svg:y="0.185cm">
              <draw:object draw:notify-on-update-of-ranges="'PB Experiment'.A13:'PB Experiment'.A13 'PB Experiment'.H2:'PB Experiment'.H2 'PB Experiment'.H13:'PB Experiment'.H13 'PB Experiment'.Q2:'PB Experiment'.Q2 'PB Experiment'.Q13:'PB Experiment'.Q13 'PB Experiment'.S2:'PB Experiment'.S2 'PB Experiment'.S13:'PB Experiment'.S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4" table:number-rows-repeated="25">
          <table:table-cell table:number-columns-repeated="8"/>
        </table:table-row>
        <table:table-row table:style-name="ro4">
          <table:table-cell>
            <draw:frame table:end-cell-address="Graphs.H78" table:end-x="0.269cm" table:end-y="0.18cm" draw:z-index="4" draw:style-name="gr1" svg:width="14.864cm" svg:height="10.526cm" svg:x="1.211cm" svg:y="0.001cm">
              <draw:object draw:notify-on-update-of-ranges="'PB Experiment'.A13:'PB Experiment'.A13 'PB Experiment'.F2:'PB Experiment'.F2 'PB Experiment'.F13:'PB Experiment'.F13 'PB Experiment'.G2:'PB Experiment'.G2 'PB Experiment'.G13:'PB Experiment'.G13 'PB Experiment'.Q2:'PB Experiment'.Q2 'PB Experiment'.Q13:'PB Experiment'.Q13 'PB Experiment'.S2:'PB Experiment'.S2 'PB Experiment'.S13:'PB Experiment'.S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Graphs.O78" table:end-x="1.84cm" table:end-y="0.1cm" draw:z-index="5" draw:style-name="gr1" svg:width="15.607cm" svg:height="10.394cm" svg:x="2.04cm" svg:y="0.053cm">
              <draw:object draw:notify-on-update-of-ranges="'PB Experiment'.A13:'PB Experiment'.A13 'PB Experiment'.P2:'PB Experiment'.P2 'PB Experiment'.P13:'PB Experiment'.P13 'PB Experiment'.R2:'PB Experiment'.R2 'PB Experiment'.R13:'PB Experiment'.R13 'PB Experiment'.V2:'PB Experiment'.V2 'PB Experiment'.V13:'PB Experiment'.V13 'PB Experiment'.W2:'PB Experiment'.W2 'PB Experiment'.W13:'PB Experiment'.W13 'PB Experiment'.Q2:'PB Experiment'.Q2 'PB Experiment'.Q13:'PB Experiment'.Q13 'PB Experiment'.S2:'PB Experiment'.S2 'PB Experiment'.S13:'PB Experiment'.S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21/09/2010</text:date>, <text:time>13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olicarpio</meta:initial-creator>
    <meta:creation-date>2010-08-06T13:22:52</meta:creation-date>
    <dc:date>2010-09-21T13:59:11</dc:date>
    <dc:creator>Sean Policarpio</dc:creator>
    <meta:editing-duration>PT14H02M22S</meta:editing-duration>
    <meta:editing-cycles>82</meta:editing-cycles>
    <meta:generator>OpenOffice.org/3.2$Linux OpenOffice.org_project/320m12$Build-9483</meta:generator>
    <meta:printed-by>Sean Policarpio</meta:printed-by>
    <meta:print-date>2010-08-12T11:36:47</meta:print-date>
    <meta:document-statistic meta:table-count="2" meta:cell-count="28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arrow-down" chart:symbol-width="0.15cm" chart:symbol-height="0.1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3">
      <style:chart-properties chart:symbol-type="named-symbol" chart:symbol-name="diamond" chart:symbol-width="0.15cm" chart:symbol-height="0.1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3cm" svg:height="11.009cm" xlink:href=".." chart:class="chart:line" chart:style-name="ch1">
        <chart:title svg:x="4.516cm" svg:y="0.221cm" chart:style-name="ch2">
          <text:p>Grounding vs. Computation</text:p>
        </chart:title>
        <chart:legend chart:legend-position="bottom" svg:x="4.452cm" svg:y="10.225cm" chart:style-name="ch3"/>
        <chart:plot-area chart:style-name="ch4" table:cell-range-address="'PB Experiment'.A6:'PB Experiment'.A13 'PB Experiment'.Q2:'PB Experiment'.Q2 'PB Experiment'.Q6:'PB Experiment'.Q13 'PB Experiment'.S2:'PB Experiment'.S2 'PB Experiment'.S6:'PB Experiment'.S13" chart:data-source-has-labels="both" svg:x="0.375cm" svg:y="0.944cm" svg:width="13.479cm" svg:height="9.043cm">
          <chart:axis chart:dimension="x" chart:name="primary-x" chart:style-name="ch5">
            <chart:title svg:x="6.5cm" svg:y="9.635cm" chart:style-name="ch6">
              <text:p>Experiments</text:p>
            </chart:title>
            <chart:categories table:cell-range-address="'PB Experiment'.A6:'PB Experiment'.A13"/>
          </chart:axis>
          <chart:axis chart:dimension="y" chart:name="primary-y" chart:style-name="ch7">
            <chart:title svg:x="0.289cm" svg:y="5.894cm" chart:style-name="ch8">
              <text:p>Time (ms)</text:p>
            </chart:title>
            <chart:grid chart:style-name="ch9" chart:class="major"/>
          </chart:axis>
          <chart:series chart:style-name="ch10" chart:values-cell-range-address="'PB Experiment'.Q6:'PB Experiment'.Q13" chart:label-cell-address="'PB Experiment'.Q2:'PB Experiment'.Q2" chart:class="chart:line">
            <chart:data-point chart:repeated="8"/>
          </chart:series>
          <chart:series chart:style-name="ch11" chart:values-cell-range-address="'PB Experiment'.S6:'PB Experiment'.S13" chart:label-cell-address="'PB Experiment'.S2:'PB Experiment'.S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Q2:'PB Experiment'.Q2">Grounding (ms)</text:p>
              </table:table-cell>
              <table:table-cell office:value-type="string">
                <text:p text:id="'PB Experiment'.S2:'PB Experiment'.S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6:'PB Experiment'.A13">4</text:p>
              </table:table-cell>
              <table:table-cell office:value-type="float" office:value="38.825">
                <text:p text:id="'PB Experiment'.Q6:'PB Experiment'.Q13">38.825</text:p>
              </table:table-cell>
              <table:table-cell office:value-type="float" office:value="15.293">
                <text:p text:id="'PB Experiment'.S6:'PB Experiment'.S13">15.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538">
                <text:p>98.538</text:p>
              </table:table-cell>
              <table:table-cell office:value-type="float" office:value="2.701">
                <text:p>2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171">
                <text:p>135.171</text:p>
              </table:table-cell>
              <table:table-cell office:value-type="float" office:value="14.717">
                <text:p>14.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294">
                <text:p>196.294</text:p>
              </table:table-cell>
              <table:table-cell office:value-type="float" office:value="57.915">
                <text:p>57.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.022">
                <text:p>206.022</text:p>
              </table:table-cell>
              <table:table-cell office:value-type="float" office:value="36.252">
                <text:p>36.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1.494">
                <text:p>1371.494</text:p>
              </table:table-cell>
              <table:table-cell office:value-type="float" office:value="299.509">
                <text:p>299.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13.003">
                <text:p>15113.003</text:p>
              </table:table-cell>
              <table:table-cell office:value-type="float" office:value="5809.031">
                <text:p>5809.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21.728">
                <text:p>7321.728</text:p>
              </table:table-cell>
              <table:table-cell office:value-type="float" office:value="3766.489">
                <text:p>3766.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3"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ff420e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73cm" svg:height="11.066cm" xlink:href=".." chart:class="chart:bar" chart:column-mapping="0 2 1 3" chart:style-name="ch1">
        <chart:title svg:x="3.639cm" svg:y="0.221cm" chart:style-name="ch2">
          <text:p>Effects of Increasing pb Size &amp; Complexity
without Normal or Variable Rules</text:p>
        </chart:title>
        <chart:legend chart:legend-position="bottom" svg:x="4.084cm" svg:y="10.281cm" chart:style-name="ch3"/>
        <chart:plot-area chart:style-name="ch4" table:cell-range-address="'PB Experiment'.P2:'PB Experiment'.S2 'PB Experiment'.P6:'PB Experiment'.S12" chart:data-source-has-labels="row" svg:x="0.429cm" svg:y="1.449cm" svg:width="14.714cm" svg:height="8.59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7.172cm" svg:y="9.69cm" chart:style-name="ch6">
              <text:p>Experiments</text:p>
            </chart:title>
          </chart:axis>
          <chart:axis chart:dimension="y" chart:name="primary-y" chart:style-name="ch7">
            <chart:title svg:x="0.316cm" svg:y="7.43cm" chart:style-name="ch8">
              <text:p>Policy Base size / Time(m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PB Experiment'.P6:'PB Experiment'.P12" chart:label-cell-address="'PB Experiment'.P2:'PB Experiment'.P2" chart:class="chart:bar">
            <chart:data-point chart:repeated="7"/>
          </chart:series>
          <chart:series chart:style-name="ch11" chart:values-cell-range-address="'PB Experiment'.R6:'PB Experiment'.R12" chart:label-cell-address="'PB Experiment'.R2:'PB Experiment'.R2" chart:class="chart:bar">
            <chart:data-point chart:repeated="7"/>
          </chart:series>
          <chart:series chart:style-name="ch12" chart:values-cell-range-address="'PB Experiment'.Q6:'PB Experiment'.Q12" chart:label-cell-address="'PB Experiment'.Q2:'PB Experiment'.Q2" chart:class="chart:bar">
            <chart:data-point chart:repeated="7"/>
          </chart:series>
          <chart:series chart:style-name="ch13" chart:values-cell-range-address="'PB Experiment'.S6:'PB Experiment'.S12" chart:label-cell-address="'PB Experiment'.S2:'PB Experiment'.S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P2:'PB Experiment'.P2">|pb|</text:p>
              </table:table-cell>
              <table:table-cell office:value-type="string">
                <text:p text:id="'PB Experiment'.R2:'PB Experiment'.R2">|pb'|</text:p>
              </table:table-cell>
              <table:table-cell office:value-type="string">
                <text:p text:id="'PB Experiment'.Q2:'PB Experiment'.Q2">Grounding (ms)</text:p>
              </table:table-cell>
              <table:table-cell office:value-type="string">
                <text:p text:id="'PB Experiment'.S2:'PB Experiment'.S2">Computation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 text:id="'PB Experiment'.P6:'PB Experiment'.P12">66</text:p>
              </table:table-cell>
              <table:table-cell office:value-type="float" office:value="3363">
                <text:p text:id="'PB Experiment'.R6:'PB Experiment'.R12">3363</text:p>
              </table:table-cell>
              <table:table-cell office:value-type="float" office:value="38.825">
                <text:p text:id="'PB Experiment'.Q6:'PB Experiment'.Q12">38.825</text:p>
              </table:table-cell>
              <table:table-cell office:value-type="float" office:value="15.293">
                <text:p text:id="'PB Experiment'.S6:'PB Experiment'.S12">15.2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47">
                <text:p>447</text:p>
              </table:table-cell>
              <table:table-cell office:value-type="float" office:value="98.538">
                <text:p>98.538</text:p>
              </table:table-cell>
              <table:table-cell office:value-type="float" office:value="2.701">
                <text:p>2.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8537">
                <text:p>8537</text:p>
              </table:table-cell>
              <table:table-cell office:value-type="float" office:value="135.171">
                <text:p>135.171</text:p>
              </table:table-cell>
              <table:table-cell office:value-type="float" office:value="14.717">
                <text:p>14.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23112">
                <text:p>23112</text:p>
              </table:table-cell>
              <table:table-cell office:value-type="float" office:value="196.294">
                <text:p>196.294</text:p>
              </table:table-cell>
              <table:table-cell office:value-type="float" office:value="57.915">
                <text:p>57.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24630">
                <text:p>24630</text:p>
              </table:table-cell>
              <table:table-cell office:value-type="float" office:value="206.022">
                <text:p>206.022</text:p>
              </table:table-cell>
              <table:table-cell office:value-type="float" office:value="36.252">
                <text:p>36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163805">
                <text:p>163805</text:p>
              </table:table-cell>
              <table:table-cell office:value-type="float" office:value="1371.494">
                <text:p>1371.494</text:p>
              </table:table-cell>
              <table:table-cell office:value-type="float" office:value="299.509">
                <text:p>299.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">
                <text:p>540</text:p>
              </table:table-cell>
              <table:table-cell office:value-type="float" office:value="2304403">
                <text:p>2304403</text:p>
              </table:table-cell>
              <table:table-cell office:value-type="float" office:value="15113.003">
                <text:p>15113.003</text:p>
              </table:table-cell>
              <table:table-cell office:value-type="float" office:value="5809.031">
                <text:p>5809.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3">
      <style:graphic-properties draw:stroke="none" draw:fill-color="#4b1f6f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ff420e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48cm" svg:height="10.534cm" xlink:href=".." chart:class="chart:bar" chart:style-name="ch1">
        <chart:title svg:x="2.356cm" svg:y="0.211cm" chart:style-name="ch2">
          <text:p>Effects of Increasing the Number of XML Documents in pb</text:p>
        </chart:title>
        <chart:legend chart:legend-position="bottom" svg:x="4.021cm" svg:y="9.76cm" chart:style-name="ch3"/>
        <chart:plot-area chart:style-name="ch4" table:cell-range-address="'PB Experiment'.A13:'PB Experiment'.A13 'PB Experiment'.H2:'PB Experiment'.H2 'PB Experiment'.H13:'PB Experiment'.H13 'PB Experiment'.Q2:'PB Experiment'.Q2 'PB Experiment'.Q13:'PB Experiment'.Q13 'PB Experiment'.S2:'PB Experiment'.S2 'PB Experiment'.S13:'PB Experiment'.S13" chart:data-source-has-labels="both" svg:x="0.447cm" svg:y="0.924cm" svg:width="15.153cm" svg:height="8.6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7.409cm" svg:y="9.18cm" chart:style-name="ch6">
              <text:p>Experiments</text:p>
            </chart:title>
            <chart:categories table:cell-range-address="'PB Experiment'.A13:'PB Experiment'.A13"/>
          </chart:axis>
          <chart:axis chart:dimension="y" chart:name="primary-y" chart:style-name="ch7">
            <chart:title svg:x="0.325cm" svg:y="7.276cm" chart:style-name="ch8">
              <text:p># of XML Documents / Time (m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'PB Experiment'.H13:'PB Experiment'.H13" chart:label-cell-address="'PB Experiment'.H2:'PB Experiment'.H2" chart:class="chart:bar">
            <chart:data-point/>
          </chart:series>
          <chart:series chart:style-name="ch12" chart:values-cell-range-address="'PB Experiment'.Q13:'PB Experiment'.Q13" chart:label-cell-address="'PB Experiment'.Q2:'PB Experiment'.Q2" chart:class="chart:bar">
            <chart:data-point/>
          </chart:series>
          <chart:series chart:style-name="ch13" chart:values-cell-range-address="'PB Experiment'.S13:'PB Experiment'.S13" chart:label-cell-address="'PB Experiment'.S2:'PB Experiment'.S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H2:'PB Experiment'.H2">XML Documents</text:p>
              </table:table-cell>
              <table:table-cell office:value-type="string">
                <text:p text:id="'PB Experiment'.Q2:'PB Experiment'.Q2">Grounding (ms)</text:p>
              </table:table-cell>
              <table:table-cell office:value-type="string">
                <text:p text:id="'PB Experiment'.S2:'PB Experiment'.S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13:'PB Experiment'.A13">11</text:p>
              </table:table-cell>
              <table:table-cell office:value-type="float" office:value="5">
                <text:p text:id="'PB Experiment'.H13:'PB Experiment'.H13">5</text:p>
              </table:table-cell>
              <table:table-cell office:value-type="float" office:value="7321.728">
                <text:p text:id="'PB Experiment'.Q13:'PB Experiment'.Q13">7321.728</text:p>
              </table:table-cell>
              <table:table-cell office:value-type="float" office:value="3766.489">
                <text:p text:id="'PB Experiment'.S13:'PB Experiment'.S13">3766.4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fill-color="#4b1f6f"/>
      <style:text-properties fo:font-size="6pt" style:font-size-asian="6pt" style:font-size-complex="6pt"/>
    </style:style>
    <style:style style:name="ch12" style:family="chart" style:data-style-name="N3">
      <style:graphic-properties draw:fill-color="#ff950e"/>
      <style:text-properties fo:font-size="6pt" style:font-size-asian="6pt" style:font-size-complex="6pt"/>
    </style:style>
    <style:style style:name="ch13" style:family="chart" style:data-style-name="N3">
      <style:graphic-properties draw:fill-color="#7e0021"/>
      <style:text-properties fo:font-size="6pt" style:font-size-asian="6pt" style:font-size-complex="6pt"/>
    </style:style>
    <style:style style:name="ch14" style:family="chart" style:data-style-name="N3">
      <style:graphic-properties draw:fill-color="#83caff"/>
      <style:text-properties fo:font-size="6pt" style:font-size-asian="6pt" style:font-size-complex="6pt"/>
    </style:style>
    <style:style style:name="ch15" style:family="chart" style:data-style-name="N3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 style:data-style-name="N3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21cm" svg:height="10.161cm" xlink:href=".." chart:class="chart:bar" chart:style-name="ch1">
        <chart:title svg:x="2.722cm" svg:y="0.204cm" chart:style-name="ch2">
          <text:p>Evaluating pb Complexity with Varying Rule Types</text:p>
        </chart:title>
        <chart:subtitle svg:x="5.448cm" svg:y="0.91cm" chart:style-name="ch3">
          <text:p>Variable vs. Normal Rules</text:p>
        </chart:subtitle>
        <chart:legend chart:legend-position="bottom" svg:x="3.739cm" svg:y="9.019cm" chart:style-name="ch4"/>
        <chart:plot-area chart:style-name="ch5" table:cell-range-address="'PB Experiment'.A13:'PB Experiment'.A13 'PB Experiment'.J2:'PB Experiment'.M2 'PB Experiment'.J13:'PB Experiment'.M13 'PB Experiment'.Q2:'PB Experiment'.Q2 'PB Experiment'.Q13:'PB Experiment'.Q13 'PB Experiment'.S2:'PB Experiment'.S2 'PB Experiment'.S13:'PB Experiment'.S13" chart:data-source-has-labels="both" svg:x="0.415cm" svg:y="1.564cm" svg:width="14.39cm" svg:height="7.251cm">
          <chart:axis chart:dimension="x" chart:name="primary-x" chart:style-name="ch6">
            <chart:title svg:x="6.996cm" svg:y="8.446cm" chart:style-name="ch7">
              <text:p>Experiments</text:p>
            </chart:title>
            <chart:categories table:cell-range-address="'PB Experiment'.A13:'PB Experiment'.A13"/>
          </chart:axis>
          <chart:axis chart:dimension="y" chart:name="primary-y" chart:style-name="ch8">
            <chart:title svg:x="0.309cm" svg:y="7.205cm" chart:style-name="ch9">
              <text:p>Count of Rule Types / Time (ms)</text:p>
            </chart:title>
            <chart:grid chart:style-name="ch10" chart:class="major"/>
          </chart:axis>
          <chart:series chart:style-name="ch11" chart:values-cell-range-address="'PB Experiment'.J13:'PB Experiment'.J13" chart:label-cell-address="'PB Experiment'.J2:'PB Experiment'.J2" chart:class="chart:bar">
            <chart:data-point/>
          </chart:series>
          <chart:series chart:style-name="ch12" chart:values-cell-range-address="'PB Experiment'.K13:'PB Experiment'.K13" chart:label-cell-address="'PB Experiment'.K2:'PB Experiment'.K2" chart:class="chart:bar">
            <chart:data-point/>
          </chart:series>
          <chart:series chart:style-name="ch13" chart:values-cell-range-address="'PB Experiment'.L13:'PB Experiment'.L13" chart:label-cell-address="'PB Experiment'.L2:'PB Experiment'.L2" chart:class="chart:bar">
            <chart:data-point/>
          </chart:series>
          <chart:series chart:style-name="ch14" chart:values-cell-range-address="'PB Experiment'.M13:'PB Experiment'.M13" chart:label-cell-address="'PB Experiment'.M2:'PB Experiment'.M2" chart:class="chart:bar">
            <chart:data-point/>
          </chart:series>
          <chart:series chart:style-name="ch15" chart:values-cell-range-address="'PB Experiment'.Q13:'PB Experiment'.Q13" chart:label-cell-address="'PB Experiment'.Q2:'PB Experiment'.Q2" chart:class="chart:line">
            <chart:data-point/>
          </chart:series>
          <chart:series chart:style-name="ch16" chart:values-cell-range-address="'PB Experiment'.S13:'PB Experiment'.S13" chart:label-cell-address="'PB Experiment'.S2:'PB Experiment'.S2" chart:class="chart:line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J2:'PB Experiment'.J2">Variable Rules</text:p>
              </table:table-cell>
              <table:table-cell office:value-type="string">
                <text:p text:id="'PB Experiment'.K2:'PB Experiment'.K2">Normal Rules</text:p>
              </table:table-cell>
              <table:table-cell office:value-type="string">
                <text:p text:id="'PB Experiment'.L2:'PB Experiment'.L2">Positive Body</text:p>
              </table:table-cell>
              <table:table-cell office:value-type="string">
                <text:p text:id="'PB Experiment'.M2:'PB Experiment'.M2">Negative Body</text:p>
              </table:table-cell>
              <table:table-cell office:value-type="string">
                <text:p text:id="'PB Experiment'.Q2:'PB Experiment'.Q2">Grounding (ms)</text:p>
              </table:table-cell>
              <table:table-cell office:value-type="string">
                <text:p text:id="'PB Experiment'.S2:'PB Experiment'.S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13:'PB Experiment'.A13">11</text:p>
              </table:table-cell>
              <table:table-cell office:value-type="float" office:value="40">
                <text:p text:id="'PB Experiment'.J13:'PB Experiment'.J13">40</text:p>
              </table:table-cell>
              <table:table-cell office:value-type="float" office:value="40">
                <text:p text:id="'PB Experiment'.K13:'PB Experiment'.K13">40</text:p>
              </table:table-cell>
              <table:table-cell office:value-type="float" office:value="2">
                <text:p text:id="'PB Experiment'.L13:'PB Experiment'.L13">2</text:p>
              </table:table-cell>
              <table:table-cell office:value-type="float" office:value="2">
                <text:p text:id="'PB Experiment'.M13:'PB Experiment'.M13">2</text:p>
              </table:table-cell>
              <table:table-cell office:value-type="float" office:value="7321.728">
                <text:p text:id="'PB Experiment'.Q13:'PB Experiment'.Q13">7321.728</text:p>
              </table:table-cell>
              <table:table-cell office:value-type="float" office:value="3766.489">
                <text:p text:id="'PB Experiment'.S13:'PB Experiment'.S13">3766.4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3">
      <style:graphic-properties draw:stroke="none" draw:fill-color="#4b1f6f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0047ff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stroke-dash="Ultrafine_20_Dashed" draw:fill-color="#ff420e" dr3d:edge-rounding="5%"/>
      <style:text-properties fo:font-size="6pt" style:font-size-asian="6pt" style:font-size-complex="6pt"/>
    </style:style>
    <style:style style:name="ch14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865cm" svg:height="10.527cm" xlink:href=".." chart:class="chart:bar" chart:style-name="ch1">
        <chart:title svg:x="1.307cm" svg:y="0.211cm" chart:style-name="ch2">
          <text:p>Effects of Increasing Temporal Intervals &amp; Relationships in pb</text:p>
        </chart:title>
        <chart:legend chart:legend-position="bottom" svg:x="1.552cm" svg:y="9.753cm" chart:style-name="ch3"/>
        <chart:plot-area chart:style-name="ch4" table:cell-range-address="'PB Experiment'.A13:'PB Experiment'.A13 'PB Experiment'.F2:'PB Experiment'.G2 'PB Experiment'.F13:'PB Experiment'.G13 'PB Experiment'.Q2:'PB Experiment'.Q2 'PB Experiment'.Q13:'PB Experiment'.Q13 'PB Experiment'.S2:'PB Experiment'.S2 'PB Experiment'.S13:'PB Experiment'.S13" chart:data-source-has-labels="both" svg:x="0.393cm" svg:y="0.924cm" svg:width="13.878cm" svg:height="8.6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6.718cm" svg:y="9.173cm" chart:style-name="ch6">
              <text:p>Experiments</text:p>
            </chart:title>
            <chart:categories table:cell-range-address="'PB Experiment'.A13:'PB Experiment'.A13"/>
          </chart:axis>
          <chart:axis chart:dimension="y" chart:name="primary-y" chart:style-name="ch7">
            <chart:title svg:x="0.298cm" svg:y="6.782cm" chart:style-name="ch8">
              <text:p>Interval Count / Time (m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'PB Experiment'.F13:'PB Experiment'.F13" chart:label-cell-address="'PB Experiment'.F2:'PB Experiment'.F2" chart:class="chart:bar">
            <chart:data-point/>
          </chart:series>
          <chart:series chart:style-name="ch12" chart:values-cell-range-address="'PB Experiment'.G13:'PB Experiment'.G13" chart:label-cell-address="'PB Experiment'.G2:'PB Experiment'.G2" chart:class="chart:bar">
            <chart:data-point/>
          </chart:series>
          <chart:series chart:style-name="ch13" chart:values-cell-range-address="'PB Experiment'.Q13:'PB Experiment'.Q13" chart:label-cell-address="'PB Experiment'.Q2:'PB Experiment'.Q2" chart:class="chart:bar">
            <chart:data-point/>
          </chart:series>
          <chart:series chart:style-name="ch14" chart:values-cell-range-address="'PB Experiment'.S13:'PB Experiment'.S13" chart:label-cell-address="'PB Experiment'.S2:'PB Experiment'.S2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F2:'PB Experiment'.F2">Temporal Intervals</text:p>
              </table:table-cell>
              <table:table-cell office:value-type="string">
                <text:p text:id="'PB Experiment'.G2:'PB Experiment'.G2">Interval Relationships</text:p>
              </table:table-cell>
              <table:table-cell office:value-type="string">
                <text:p text:id="'PB Experiment'.Q2:'PB Experiment'.Q2">Grounding (ms)</text:p>
              </table:table-cell>
              <table:table-cell office:value-type="string">
                <text:p text:id="'PB Experiment'.S2:'PB Experiment'.S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13:'PB Experiment'.A13">11</text:p>
              </table:table-cell>
              <table:table-cell office:value-type="float" office:value="40">
                <text:p text:id="'PB Experiment'.F13:'PB Experiment'.F13">40</text:p>
              </table:table-cell>
              <table:table-cell office:value-type="float" office:value="20">
                <text:p text:id="'PB Experiment'.G13:'PB Experiment'.G13">20</text:p>
              </table:table-cell>
              <table:table-cell office:value-type="float" office:value="7321.728">
                <text:p text:id="'PB Experiment'.Q13:'PB Experiment'.Q13">7321.728</text:p>
              </table:table-cell>
              <table:table-cell office:value-type="float" office:value="3766.489">
                <text:p text:id="'PB Experiment'.S13:'PB Experiment'.S13">3766.4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fill-color="#004586"/>
      <style:text-properties fo:font-size="6pt" style:font-size-asian="6pt" style:font-size-complex="6pt"/>
    </style:style>
    <style:style style:name="ch11" style:family="chart" style:data-style-name="N3">
      <style:graphic-properties draw:fill-color="#ffd320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symbol-type="none"/>
      <style:graphic-properties svg:stroke-width="0.1cm" svg:stroke-color="#ff420e" draw:fill-color="#ff420e"/>
      <style:text-properties fo:font-size="6pt" style:font-size-asian="6pt" style:font-size-complex="6pt"/>
    </style:style>
    <style:style style:name="ch15" style:family="chart" style:data-style-name="N3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08cm" svg:height="10.395cm" xlink:href=".." chart:class="chart:bar" chart:style-name="ch1">
        <chart:title svg:x="3.703cm" svg:y="0.208cm" chart:style-name="ch2">
          <text:p>Examining Large Scale and Complex pb's</text:p>
        </chart:title>
        <chart:legend chart:legend-position="bottom" svg:x="3.238cm" svg:y="8.931cm" chart:style-name="ch3"/>
        <chart:plot-area chart:style-name="ch4" table:cell-range-address="'PB Experiment'.A13:'PB Experiment'.A13 'PB Experiment'.P2:'PB Experiment'.Q2 'PB Experiment'.P13:'PB Experiment'.Q13 'PB Experiment'.R2:'PB Experiment'.S2 'PB Experiment'.R13:'PB Experiment'.S13 'PB Experiment'.V2:'PB Experiment'.W2 'PB Experiment'.V13:'PB Experiment'.W13" chart:data-source-has-labels="both" svg:x="0.423cm" svg:y="0.918cm" svg:width="14.561cm" svg:height="7.801cm">
          <chart:axis chart:dimension="x" chart:name="primary-x" chart:style-name="ch5">
            <chart:title svg:x="7.089cm" svg:y="8.354cm" chart:style-name="ch6">
              <text:p>Experiments</text:p>
            </chart:title>
            <chart:categories table:cell-range-address="'PB Experiment'.A13:'PB Experiment'.A13"/>
          </chart:axis>
          <chart:axis chart:dimension="y" chart:name="primary-y" chart:style-name="ch7">
            <chart:title svg:x="0.313cm" svg:y="6.94cm" chart:style-name="ch8">
              <text:p>Policy Base size / Time (seconds)</text:p>
            </chart:title>
            <chart:grid chart:style-name="ch9" chart:class="major"/>
          </chart:axis>
          <chart:series chart:style-name="ch10" chart:values-cell-range-address="'PB Experiment'.P13:'PB Experiment'.P13" chart:label-cell-address="'PB Experiment'.P2:'PB Experiment'.P2" chart:class="chart:bar">
            <chart:data-point/>
          </chart:series>
          <chart:series chart:style-name="ch11" chart:values-cell-range-address="'PB Experiment'.R13:'PB Experiment'.R13" chart:label-cell-address="'PB Experiment'.R2:'PB Experiment'.R2" chart:class="chart:bar">
            <chart:data-point/>
          </chart:series>
          <chart:series chart:style-name="ch12" chart:values-cell-range-address="'PB Experiment'.V13:'PB Experiment'.V13" chart:label-cell-address="'PB Experiment'.V2:'PB Experiment'.V2" chart:class="chart:bar">
            <chart:data-point/>
          </chart:series>
          <chart:series chart:style-name="ch13" chart:values-cell-range-address="'PB Experiment'.W13:'PB Experiment'.W13" chart:label-cell-address="'PB Experiment'.W2:'PB Experiment'.W2" chart:class="chart:bar">
            <chart:data-point/>
          </chart:series>
          <chart:series chart:style-name="ch14" chart:values-cell-range-address="'PB Experiment'.Q13:'PB Experiment'.Q13" chart:label-cell-address="'PB Experiment'.Q2:'PB Experiment'.Q2" chart:class="chart:line">
            <chart:data-point/>
          </chart:series>
          <chart:series chart:style-name="ch15" chart:values-cell-range-address="'PB Experiment'.S13:'PB Experiment'.S13" chart:label-cell-address="'PB Experiment'.S2:'PB Experiment'.S2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P2:'PB Experiment'.P2">|pb|</text:p>
              </table:table-cell>
              <table:table-cell office:value-type="string">
                <text:p text:id="'PB Experiment'.R2:'PB Experiment'.R2">|pb'|</text:p>
              </table:table-cell>
              <table:table-cell office:value-type="string">
                <text:p text:id="'PB Experiment'.V2:'PB Experiment'.V2">Ground File Size (mb)</text:p>
              </table:table-cell>
              <table:table-cell office:value-type="string">
                <text:p text:id="'PB Experiment'.W2:'PB Experiment'.W2">Answerset File Size (kb)</text:p>
              </table:table-cell>
              <table:table-cell office:value-type="string">
                <text:p text:id="'PB Experiment'.Q2:'PB Experiment'.Q2">Grounding (ms)</text:p>
              </table:table-cell>
              <table:table-cell office:value-type="string">
                <text:p text:id="'PB Experiment'.S2:'PB Experiment'.S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13:'PB Experiment'.A13">11</text:p>
              </table:table-cell>
              <table:table-cell office:value-type="float" office:value="545">
                <text:p text:id="'PB Experiment'.P13:'PB Experiment'.P13">545</text:p>
              </table:table-cell>
              <table:table-cell office:value-type="float" office:value="1331452">
                <text:p text:id="'PB Experiment'.R13:'PB Experiment'.R13">1331452</text:p>
              </table:table-cell>
              <table:table-cell office:value-type="float" office:value="1.#NAN">
                <text:p text:id="'PB Experiment'.V13:'PB Experiment'.V13">1.#NAN</text:p>
              </table:table-cell>
              <table:table-cell office:value-type="float" office:value="1.#NAN">
                <text:p text:id="'PB Experiment'.W13:'PB Experiment'.W13">1.#NAN</text:p>
              </table:table-cell>
              <table:table-cell office:value-type="float" office:value="7321.728">
                <text:p text:id="'PB Experiment'.Q13:'PB Experiment'.Q13">7321.728</text:p>
              </table:table-cell>
              <table:table-cell office:value-type="float" office:value="3766.489">
                <text:p text:id="'PB Experiment'.S13:'PB Experiment'.S13">3766.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